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3, DN vs Tem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DN vs Tem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00" calcext:value-type="float">
            <text:p>11500</text:p>
          </table:table-cell>
          <table:table-cell office:value-type="float" office:value="11467" calcext:value-type="float">
            <text:p>11467</text:p>
          </table:table-cell>
          <table:table-cell table:formula="of:=-LN([.C3]/[.D3])" office:value-type="float" office:value="-0.00287369031303707" calcext:value-type="float">
            <text:p>-0.002873690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67.5" calcext:value-type="float">
            <text:p>67.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table:formula="of:=-LN([.K3]/[.J3])" office:value-type="float" office:value="0.0629578501524814" calcext:value-type="float">
            <text:p>0.0629578502</text:p>
          </table:table-cell>
          <table:table-cell office:value-type="float" office:value="23.03" calcext:value-type="float">
            <text:p>23.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07" calcext:value-type="float">
            <text:p>14307</text:p>
          </table:table-cell>
          <table:table-cell office:value-type="float" office:value="14361" calcext:value-type="float">
            <text:p>14361</text:p>
          </table:table-cell>
          <table:table-cell table:formula="of:=-LN([.C4]/[.D4])" office:value-type="float" office:value="0.00376727109428473" calcext:value-type="float">
            <text:p>0.0037672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4" calcext:value-type="float">
            <text:p>64</text:p>
          </table:table-cell>
          <table:table-cell office:value-type="float" office:value="8658" calcext:value-type="float">
            <text:p>8658</text:p>
          </table:table-cell>
          <table:table-cell office:value-type="float" office:value="8582" calcext:value-type="float">
            <text:p>8582</text:p>
          </table:table-cell>
          <table:table-cell table:formula="of:=-LN([.K4]/[.J4])" office:value-type="float" office:value="0.00881676245045591" calcext:value-type="float">
            <text:p>0.008816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6" calcext:value-type="float">
            <text:p>14846</text:p>
          </table:table-cell>
          <table:table-cell table:formula="of:=-LN([.C5]/[.D5])" office:value-type="float" office:value="-0.000134707348489574" calcext:value-type="float">
            <text:p>-0.0001347073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3.2" calcext:value-type="float">
            <text:p>63.2</text:p>
          </table:table-cell>
          <table:table-cell office:value-type="float" office:value="12994" calcext:value-type="float">
            <text:p>12994</text:p>
          </table:table-cell>
          <table:table-cell office:value-type="float" office:value="12976" calcext:value-type="float">
            <text:p>12976</text:p>
          </table:table-cell>
          <table:table-cell table:formula="of:=-LN([.K5]/[.J5])" office:value-type="float" office:value="0.00138621508528215" calcext:value-type="float">
            <text:p>0.001386215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63" calcext:value-type="float">
            <text:p>14963</text:p>
          </table:table-cell>
          <table:table-cell table:formula="of:=-LN([.C6]/[.D6])" office:value-type="float" office:value="-0.00133573785972484" calcext:value-type="float">
            <text:p>-0.0013357379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62.1" calcext:value-type="float">
            <text:p>62.1</text:p>
          </table:table-cell>
          <table:table-cell office:value-type="float" office:value="14668" calcext:value-type="float">
            <text:p>14668</text:p>
          </table:table-cell>
          <table:table-cell office:value-type="float" office:value="14691" calcext:value-type="float">
            <text:p>14691</text:p>
          </table:table-cell>
          <table:table-cell table:formula="of:=-LN([.K6]/[.J6])" office:value-type="float" office:value="-0.00156681117921036" calcext:value-type="float">
            <text:p>-0.0015668112</text:p>
          </table:table-cell>
          <table:table-cell office:value-type="float" office:value="-40" calcext:value-type="float">
            <text:p>-40</text:p>
          </table:table-cell>
          <table:table-cell office:value-type="float" office:value="62.5" calcext:value-type="float">
            <text:p>62.5</text:p>
          </table:table-cell>
          <table:table-cell office:value-type="float" office:value="14621" calcext:value-type="float">
            <text:p>14621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84" calcext:value-type="float">
            <text:p>14984</text:p>
          </table:table-cell>
          <table:table-cell table:formula="of:=-LN([.C7]/[.D7])" office:value-type="float" office:value="-0.000800533731878177" calcext:value-type="float">
            <text:p>-0.0008005337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61.1" calcext:value-type="float">
            <text:p>61.1</text:p>
          </table:table-cell>
          <table:table-cell office:value-type="float" office:value="14959" calcext:value-type="float">
            <text:p>14959</text:p>
          </table:table-cell>
          <table:table-cell office:value-type="float" office:value="14951" calcext:value-type="float">
            <text:p>14951</text:p>
          </table:table-cell>
          <table:table-cell table:formula="of:=-LN([.K7]/[.J7])" office:value-type="float" office:value="0.000534938160533126" calcext:value-type="float">
            <text:p>0.0005349382</text:p>
          </table:table-cell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office:value-type="float" office:value="14998" calcext:value-type="float">
            <text:p>14998</text:p>
          </table:table-cell>
          <table:table-cell office:value-type="float" office:value="14987" calcext:value-type="float">
            <text:p>14987</text:p>
          </table:table-cell>
          <table:table-cell table:formula="of:=-LN([.C8]/[.D8])" office:value-type="float" office:value="-0.00073370021633866" calcext:value-type="float">
            <text:p>-0.0007337002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60.5" calcext:value-type="float">
            <text:p>60.5</text:p>
          </table:table-cell>
          <table:table-cell office:value-type="float" office:value="14989" calcext:value-type="float">
            <text:p>14989</text:p>
          </table:table-cell>
          <table:table-cell office:value-type="float" office:value="14987" calcext:value-type="float">
            <text:p>14987</text:p>
          </table:table-cell>
          <table:table-cell table:formula="of:=-LN([.K8]/[.J8])" office:value-type="float" office:value="0.000133440085599685" calcext:value-type="float">
            <text:p>0.0001334401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.8" calcext:value-type="float">
            <text:p>51.8</text:p>
          </table:table-cell>
          <table:table-cell office:value-type="float" office:value="14996" calcext:value-type="float">
            <text:p>14996</text:p>
          </table:table-cell>
          <table:table-cell office:value-type="float" office:value="14917" calcext:value-type="float">
            <text:p>14917</text:p>
          </table:table-cell>
          <table:table-cell table:formula="of:=-LN([.C9]/[.D9])" office:value-type="float" office:value="-0.00528199670187222" calcext:value-type="float">
            <text:p>-0.0052819967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9.7" calcext:value-type="float">
            <text:p>59.7</text:p>
          </table:table-cell>
          <table:table-cell office:value-type="float" office:value="14999" calcext:value-type="float">
            <text:p>14999</text:p>
          </table:table-cell>
          <table:table-cell office:value-type="float" office:value="14988" calcext:value-type="float">
            <text:p>14988</text:p>
          </table:table-cell>
          <table:table-cell table:formula="of:=-LN([.K9]/[.J9])" office:value-type="float" office:value="0.000733651281781468" calcext:value-type="float">
            <text:p>0.0007336513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office:value-type="float" office:value="15000" calcext:value-type="float">
            <text:p>15000</text:p>
          </table:table-cell>
          <table:table-cell office:value-type="float" office:value="14953" calcext:value-type="float">
            <text:p>14953</text:p>
          </table:table-cell>
          <table:table-cell table:formula="of:=-LN([.C10]/[.D10])" office:value-type="float" office:value="-0.00313825250050349" calcext:value-type="float">
            <text:p>-0.0031382525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VUV3, A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A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2"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1:06:51.44687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8:27:15.388732561</meta:creation-date>
    <dc:date>2015-07-17T14:57:25.880401582</dc:date>
    <meta:editing-duration>PT7H28M20S</meta:editing-duration>
    <meta:editing-cycles>16</meta:editing-cycles>
    <meta:generator>LibreOffice/4.2.8.2$Linux_X86_64 LibreOffice_project/420m0$Build-2</meta:generator>
    <meta:document-statistic meta:table-count="1" meta:cell-count="119" meta:object-count="0"/>
  </office:meta>
</office:document-meta>
</file>